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officeooo:rsid="001babc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Konzept Idee – 25.02.2025 – Alexander Friedland – im Auftrag von DreamMall</text:span></text:span><text:span text:style-name="Strong_20_Emphasis"><text:line-break/><text:line-break/>Umfassendes Konzept für die DreamMall mit Fokus auf die vier Kernprodukte</text:span><text:line-break/><text:span text:style-name="Emphasis">(Projekt Navigator, SynergyAI Navigator, KI-Meeting-Konvertierung, SynergyAI-Training &amp; Service)</text:span></text:p>
      <text:p text:style-name="Horizontal_20_Line"/>
      <text:h text:style-name="Heading_20_2" text:outline-level="2">1. Gesamtvision der DreamMall</text:h>
      <text:p text:style-name="Text_20_body">Die DreamMall ist eine <text:span text:style-name="Strong_20_Emphasis">innovative Plattform für Unternehmer, Kreative, Freiberufler und alle, die sich weltweit vernetzen und gemeinsam Projekte realisieren wollen</text:span>. Kernwerte sind dabei:</text:p>
      <text:list xml:id="list1080531911" text:style-name="L1">
        <text:list-item>
          <text:p text:style-name="P2"><text:span text:style-name="Strong_20_Emphasis">Bewertungsfreiheit</text:span>: Ein Ort, an dem Ideen ohne Vorurteile geteilt werden </text:p>
        </text:list-item>
        <text:list-item>
          <text:p text:style-name="P2"><text:span text:style-name="Strong_20_Emphasis">Menschliche Vernetzung &amp; Kollaboration</text:span>: Einladende „Café“-Atmosphäre in digitaler Form </text:p>
        </text:list-item>
        <text:list-item>
          <text:p text:style-name="P2"><text:span text:style-name="Strong_20_Emphasis">Offene Technologien</text:span>: Open-Source-Ansätze, um transparente und flexible Lösungen zu bieten </text:p>
        </text:list-item>
        <text:list-item>
          <text:p text:style-name="P1"><text:span text:style-name="Strong_20_Emphasis">Zukunftsorientierte KI-Integration</text:span>: KI-Einsatz zur Erleichterung von Kommunikation, Projektplanung und Synergie-Findung </text:p>
        </text:list-item>
      </text:list>
      <text:p text:style-name="Text_20_body">Die vier Produkte, die wir intern entwickeln und als „Säulen” der DreamMall betrachten, greifen ineinander und bieten <text:span text:style-name="Strong_20_Emphasis">eine ganzheitliche Lösung</text:span> für alle, die vernetzt arbeiten wollen.</text:p>
      <text:p text:style-name="Horizontal_20_Line"/>
      <text:h text:style-name="Heading_20_2" text:outline-level="2">2. Die vier Kernprodukte im Detail</text:h>
      <text:h text:style-name="Heading_20_3" text:outline-level="3">2.1 Projekt Navigator</text:h>
      <text:p text:style-name="Text_20_body"><text:span text:style-name="Strong_20_Emphasis">Ziel</text:span>: Das digitale Kernstück der DreamMall, um Projekte zu planen, zu organisieren und Teams zusammenzustellen.</text:p>
      <text:list xml:id="list657932183" text:style-name="L2">
        <text:list-item>
          <text:p text:style-name="P3"><text:span text:style-name="Strong_20_Emphasis">Funktionsumfang</text:span></text:p>
          <text:list>
            <text:list-item>
              <text:p text:style-name="P4"><text:span text:style-name="Strong_20_Emphasis">Projektplanung &amp; Roadmapping</text:span>: Visuelle Übersichten (Kanban-Boards, Gantt-Charts etc.), verbunden mit Terminplanung und Deadlines. </text:p>
            </text:list-item>
            <text:list-item>
              <text:p text:style-name="P4"><text:span text:style-name="Strong_20_Emphasis">Team- &amp; Rollenverwaltung</text:span>: Einfache Zuteilung von Verantwortlichkeiten. </text:p>
            </text:list-item>
            <text:list-item>
              <text:p text:style-name="P4"><text:span text:style-name="Strong_20_Emphasis">Kommunikation &amp; Austausch</text:span>: Integration von Chat &amp; Videokonferenzen, damit sich Teams schnell abstimmen können. </text:p>
            </text:list-item>
            <text:list-item>
              <text:p text:style-name="P4"><text:span text:style-name="Strong_20_Emphasis">Synchronisation</text:span>: Offene API-Schnittstellen, um externe Tools (z. B. GitHub, Jira) anzubinden. </text:p>
            </text:list-item>
          </text:list>
        </text:list-item>
        <text:list-item>
          <text:p text:style-name="P3"><text:span text:style-name="Strong_20_Emphasis">Mehrwert</text:span></text:p>
          <text:list>
            <text:list-item>
              <text:p text:style-name="P4">Ermöglicht <text:span text:style-name="Strong_20_Emphasis">strukturierte Projektarbeit</text:span> direkt in der DreamMall. </text:p>
            </text:list-item>
            <text:list-item>
              <text:p text:style-name="P4">Schafft eine Verbindung zu allen anderen Produkten, z. B. kann ein Video-Meeting-Protokoll aus dem dritten Produkt direkt in ein Projekt eingebunden werden. </text:p>
            </text:list-item>
          </text:list>
        </text:list-item>
        <text:list-item>
          <text:p text:style-name="P3"><text:span text:style-name="Strong_20_Emphasis">Technische Umsetzung</text:span></text:p>
          <text:list>
            <text:list-item>
              <text:p text:style-name="P4">Frontend mit Vue.js/Vuetify (open source), <text:span text:style-name="Strong_20_Emphasis">modular erweiterbar</text:span>. </text:p>
            </text:list-item>
            <text:list-item>
              <text:p text:style-name="P3"><text:soft-page-break/>Backend flexibel (Node.js oder Python), mit robustem Datenbankmodell (z. B. PostgreSQL / NoSQL). </text:p>
            </text:list-item>
          </text:list>
        </text:list-item>
      </text:list>
      <text:p text:style-name="Horizontal_20_Line"/>
      <text:h text:style-name="Heading_20_3" text:outline-level="3">2.2 SynergyAI Navigator</text:h>
      <text:p text:style-name="Text_20_body"><text:span text:style-name="Strong_20_Emphasis">Ziel</text:span>: Intelligente Vernetzung und automatische Empfehlung relevanter Kontakte, Projekte oder Inhalte – <text:span text:style-name="Strong_20_Emphasis">KI-basierter Matching-Algorithmus</text:span>.</text:p>
      <text:list xml:id="list301846996" text:style-name="L3">
        <text:list-item>
          <text:p text:style-name="P5"><text:span text:style-name="Strong_20_Emphasis">Funktionsumfang</text:span></text:p>
          <text:list>
            <text:list-item>
              <text:p text:style-name="P6"><text:span text:style-name="Strong_20_Emphasis">Profile Matching</text:span>: KI-basierte Vorschläge zu Kooperationspartnern, die passende Fähigkeiten, Interessen oder Ressourcen haben. </text:p>
            </text:list-item>
            <text:list-item>
              <text:p text:style-name="P6"><text:span text:style-name="Strong_20_Emphasis">Projektvorschläge</text:span>: Auf Basis der Projektbeschreibung werden Synergien zu anderen Projekten oder Communities erkannt. </text:p>
            </text:list-item>
            <text:list-item>
              <text:p text:style-name="P6"><text:span text:style-name="Strong_20_Emphasis">Community Management</text:span>: Analysen, in welchen Bereichen man Potenzial für neue Kooperationen hat. </text:p>
            </text:list-item>
          </text:list>
        </text:list-item>
        <text:list-item>
          <text:p text:style-name="P5"><text:span text:style-name="Strong_20_Emphasis">Mehrwert</text:span></text:p>
          <text:list>
            <text:list-item>
              <text:p text:style-name="P6"><text:span text:style-name="Strong_20_Emphasis">Zeitsparende Vernetzung</text:span>: SynergyAI Navigator durchsucht automatisiert große Datenmengen (Profile, Projekte, Posts). </text:p>
            </text:list-item>
            <text:list-item>
              <text:p text:style-name="P6">Automatisches Aufzeigen von <text:span text:style-name="Strong_20_Emphasis">Cross-Selling</text:span>- oder <text:span text:style-name="Strong_20_Emphasis">Co-Creation</text:span>-Möglichkeiten für Nutzer. </text:p>
            </text:list-item>
            <text:list-item>
              <text:p text:style-name="P6">Für größere Unternehmen: Kann als <text:span text:style-name="Strong_20_Emphasis">Intranet-Lösung</text:span> oder Plugin eingebunden werden (White-Label). </text:p>
            </text:list-item>
          </text:list>
        </text:list-item>
        <text:list-item>
          <text:p text:style-name="P5"><text:span text:style-name="Strong_20_Emphasis">Technische Umsetzung</text:span></text:p>
          <text:list>
            <text:list-item>
              <text:p text:style-name="P6">Open-Source KI-Modelle (z. B. BERT, GPT-Varianten), um Daten zu analysieren. </text:p>
            </text:list-item>
            <text:list-item>
              <text:p text:style-name="P5">Datenschutzkonformität im EU-Raum (DSGVO) durch anonymisierte Embeddings und usergesteuerte Profilfreigaben. </text:p>
            </text:list-item>
          </text:list>
        </text:list-item>
      </text:list>
      <text:p text:style-name="Horizontal_20_Line"/>
      <text:h text:style-name="Heading_20_3" text:outline-level="3">2.3 KI-Meeting-Konvertierung (Video/Meeting → Protokoll)</text:h>
      <text:p text:style-name="Text_20_body"><text:span text:style-name="Strong_20_Emphasis">Ziel</text:span>: Automatisierte Umwandlung von Live-Meetings oder aufgezeichneten Videos in <text:span text:style-name="Strong_20_Emphasis">strukturierte und verwertbare Protokolle</text:span>.</text:p>
      <text:list xml:id="list1472406250" text:style-name="L4">
        <text:list-item>
          <text:p text:style-name="P7"><text:span text:style-name="Strong_20_Emphasis">Funktionsumfang</text:span></text:p>
          <text:list>
            <text:list-item>
              <text:p text:style-name="P8"><text:span text:style-name="Strong_20_Emphasis">Spracherkennung (ASR)</text:span>: Basierend auf Open-Source (z. B. Whisper) und eigenen KI-Modellen zur Transkription. </text:p>
            </text:list-item>
            <text:list-item>
              <text:p text:style-name="P8"><text:span text:style-name="Strong_20_Emphasis">Automatische Zusammenfassung</text:span>: Identifiziert wichtige Punkte, To-dos, Beschlüsse. </text:p>
            </text:list-item>
            <text:list-item>
              <text:p text:style-name="P8"><text:span text:style-name="Strong_20_Emphasis">Strukturierte Darstellung</text:span>: Aufgabenliste, Zeitstempel, Sprechererkennung, Highlights. </text:p>
            </text:list-item>
          </text:list>
        </text:list-item>
        <text:list-item>
          <text:p text:style-name="P7"><text:span text:style-name="Strong_20_Emphasis">Mehrwert</text:span></text:p>
          <text:list>
            <text:list-item>
              <text:p text:style-name="P8">Erleichtert <text:span text:style-name="Strong_20_Emphasis">Dokumentation und Nachverfolgung</text:span>: Keine manuelle Protokollerstellung mehr notwendig. </text:p>
            </text:list-item>
            <text:list-item>
              <text:p text:style-name="P8"><text:soft-page-break/>Integration in den <text:span text:style-name="Strong_20_Emphasis">Projekt Navigator</text:span>: Ergebnisse fließen direkt in die Projekt- oder Aufgabenübersicht ein. </text:p>
            </text:list-item>
            <text:list-item>
              <text:p text:style-name="P8">Bessere <text:span text:style-name="Strong_20_Emphasis">Team-Transparenz</text:span>: Auch Abwesende können schneller aufholen. </text:p>
            </text:list-item>
          </text:list>
        </text:list-item>
        <text:list-item>
          <text:p text:style-name="P7"><text:span text:style-name="Strong_20_Emphasis">Technische Umsetzung</text:span></text:p>
          <text:list>
            <text:list-item>
              <text:p text:style-name="P8"><text:span text:style-name="Strong_20_Emphasis">Audio/Video-Schnittstelle</text:span>: Big Blue Button, Zoom- oder Microsoft-Teams-Integration möglich. </text:p>
            </text:list-item>
            <text:list-item>
              <text:p text:style-name="P8"><text:span text:style-name="Strong_20_Emphasis">NLP-Pipeline</text:span>: Open-Source-Modelle (Whisper, spaCy, Transformers) für Transkription und Zusammenfassung. </text:p>
            </text:list-item>
            <text:list-item>
              <text:p text:style-name="P7"><text:span text:style-name="Strong_20_Emphasis">Output-Formate</text:span>: PDF, Markdown, direkter In-App-Editor. </text:p>
            </text:list-item>
          </text:list>
        </text:list-item>
      </text:list>
      <text:p text:style-name="Horizontal_20_Line"/>
      <text:h text:style-name="Heading_20_3" text:outline-level="3">2.4 SynergyAI-Training &amp; -Serviceschnittstelle (SaaS)</text:h>
      <text:p text:style-name="Text_20_body"><text:span text:style-name="Strong_20_Emphasis">Ziel</text:span>: Training und Bereitstellung der SynergyAI als <text:span text:style-name="Strong_20_Emphasis">externer Service</text:span> für Kunden oder Partner, die von der KI-Expertise profitieren möchten.</text:p>
      <text:list xml:id="list2373730610" text:style-name="L5">
        <text:list-item>
          <text:p text:style-name="P9"><text:span text:style-name="Strong_20_Emphasis">Funktionsumfang</text:span></text:p>
          <text:list>
            <text:list-item>
              <text:p text:style-name="P10"><text:span text:style-name="Strong_20_Emphasis">API-Zugriff</text:span>: Dritte können SynergyAI-Funktionen (z. B. Matching, NLP-Analyse) in ihre eigenen Anwendungen integrieren. </text:p>
            </text:list-item>
            <text:list-item>
              <text:p text:style-name="P10"><text:span text:style-name="Strong_20_Emphasis">Custom Modellentwicklung</text:span>: Kunden können eigenes Training durchführen lassen, z. B. auf firmeninternen Daten. </text:p>
            </text:list-item>
            <text:list-item>
              <text:p text:style-name="P10"><text:span text:style-name="Strong_20_Emphasis">Managed Hosting</text:span>: Wir stellen eine skalierbare Infrastruktur zur Verfügung. </text:p>
            </text:list-item>
          </text:list>
        </text:list-item>
        <text:list-item>
          <text:p text:style-name="P9"><text:span text:style-name="Strong_20_Emphasis">Mehrwert</text:span></text:p>
          <text:list>
            <text:list-item>
              <text:p text:style-name="P10"><text:span text:style-name="Strong_20_Emphasis">Monetarisierung</text:span>: Über ein Abo-Modell, Pay-Per-Call oder Enterprise-Lizenzen. </text:p>
            </text:list-item>
            <text:list-item>
              <text:p text:style-name="P10"><text:span text:style-name="Strong_20_Emphasis">Technische Flexibilität</text:span>: Integration in diverse Anwendungsfälle – ob im Personalwesen, Projektmanagement oder social Networking. </text:p>
            </text:list-item>
          </text:list>
        </text:list-item>
        <text:list-item>
          <text:p text:style-name="P9"><text:span text:style-name="Strong_20_Emphasis">Technische Umsetzung</text:span></text:p>
          <text:list>
            <text:list-item>
              <text:p text:style-name="P10">Containerisierte KI-Umgebung (Docker/Kubernetes) </text:p>
            </text:list-item>
            <text:list-item>
              <text:p text:style-name="P10"><text:span text:style-name="Strong_20_Emphasis">Microservice-Architektur</text:span> mit REST- oder GraphQL-Schnittstellen </text:p>
            </text:list-item>
            <text:list-item>
              <text:p text:style-name="P9">Skalierbar, mehrsprachig und DSGVO-konform </text:p>
            </text:list-item>
          </text:list>
        </text:list-item>
      </text:list>
      <text:p text:style-name="Horizontal_20_Line"/>
      <text:h text:style-name="Heading_20_2" text:outline-level="2">3. Synergie und Zusammenspiel der Produkte</text:h>
      <text:p text:style-name="Text_20_body">Die vier Produkte ergänzen sich zu einem ganzheitlichen Ökosystem:</text:p>
      <text:list xml:id="list414984595" text:style-name="L6">
        <text:list-item>
          <text:p text:style-name="P12"><text:span text:style-name="Strong_20_Emphasis">Projekt Navigator</text:span> verwaltet sämtliche Aufgaben, Meilensteine und Teams in der DreamMall. </text:p>
        </text:list-item>
        <text:list-item>
          <text:p text:style-name="P12"><text:span text:style-name="Strong_20_Emphasis">SynergyAI Navigator</text:span> erkennt automatisch passende Ressourcen und Kontakte und empfiehlt sie in passenden Projekten oder Gruppen. </text:p>
        </text:list-item>
        <text:list-item>
          <text:p text:style-name="P12"><text:span text:style-name="Strong_20_Emphasis">KI-Meeting-Konvertierung</text:span> erstellt Protokolle zu jedem Meeting und verknüpft automatisch die relevanten Projektschritte oder Teilnehmer. </text:p>
        </text:list-item>
        <text:list-item>
          <text:p text:style-name="P11"><text:span text:style-name="Strong_20_Emphasis">SynergyAI-Training &amp; Service</text:span> öffnet die KI-Technologie auch für externe Partner; so kann DreamMall als „zentraler Hub” fungieren und ihren USP als <text:span text:style-name="Strong_20_Emphasis">KI-basierte Vernetzungsplattform</text:span> erweitern. </text:p>
        </text:list-item>
      </text:list>
      <text:p text:style-name="Text_20_body"><text:soft-page-break/>Damit entsteht eine <text:span text:style-name="Strong_20_Emphasis">geschlossene Prozesskette</text:span> – von der Ideenfindung und Teamzusammenstellung, über die Umsetzung im Projekt Navigator, bis hin zur lückenlosen Dokumentation durch KI-Meeting-Protokolle.</text:p>
      <text:p text:style-name="Horizontal_20_Line"/>
      <text:h text:style-name="Heading_20_2" text:outline-level="2">4. Organisatorische und wirtschaftliche Einbindung</text:h>
      <text:list xml:id="list3014278974" text:style-name="L7">
        <text:list-item>
          <text:p text:style-name="P13"><text:span text:style-name="Strong_20_Emphasis">Offene Technologie &amp; Community-Ansatz</text:span></text:p>
          <text:list>
            <text:list-item>
              <text:p text:style-name="P14"><text:span text:style-name="Strong_20_Emphasis">Open-Source-Priorität</text:span> für Kernkomponenten. Dies senkt Kosten, beschleunigt Weiterentwicklung und stärkt das Vertrauen. </text:p>
            </text:list-item>
            <text:list-item>
              <text:p text:style-name="P14"><text:span text:style-name="Strong_20_Emphasis">Enger Draht zur Community</text:span> (GitHub, Foren): Schnelles Einholen von Feedback, Co-Creation von Features. </text:p>
            </text:list-item>
          </text:list>
        </text:list-item>
        <text:list-item>
          <text:p text:style-name="P13"><text:span text:style-name="Strong_20_Emphasis">Rechtliches &amp; EU-DSGVO</text:span></text:p>
          <text:list>
            <text:list-item>
              <text:p text:style-name="P14">Einhaltung europäischer Datenschutzstandards, besonders relevant bei KI-Datenverarbeitung (Profiling, automatisierte Matching-Algorithmen etc.). </text:p>
            </text:list-item>
            <text:list-item>
              <text:p text:style-name="P14">Konzeption einer „Privacy by Design”-Struktur, damit Nutzer stets Kontrolle über ihre Daten behalten. </text:p>
            </text:list-item>
          </text:list>
        </text:list-item>
        <text:list-item>
          <text:p text:style-name="P13"><text:span text:style-name="Strong_20_Emphasis">Finanzierungs- und Geschäftsmodell</text:span></text:p>
          <text:list>
            <text:list-item>
              <text:p text:style-name="P14"><text:span text:style-name="Strong_20_Emphasis">Freemium-Modell</text:span>: Basisfunktionen kostenlos, Premium für erweiterte Projektfeatures, KI-Analysen, Meeting-Konvertierung etc. </text:p>
            </text:list-item>
            <text:list-item>
              <text:p text:style-name="P14"><text:span text:style-name="Strong_20_Emphasis">Enterprise-Lizenzen</text:span>: Größere Unternehmen können White-Label-Versionen, exklusive KI-Trainings und Support buchen. </text:p>
            </text:list-item>
            <text:list-item>
              <text:p text:style-name="P14"><text:span text:style-name="Strong_20_Emphasis">Transaktionsbasierte Einnahmen</text:span> auf dem Marktplatz, wenn man z. B. Dienstleistungen über DreamMall abrechnet (künftige Ausbaustufe). </text:p>
            </text:list-item>
            <text:list-item>
              <text:p text:style-name="P14"><text:span text:style-name="Strong_20_Emphasis">SaaS-Service</text:span>: Für die SynergyAI-Schnittstelle, Pay-Per-Call oder Flatrate-Modelle je nach Nutzung. </text:p>
            </text:list-item>
          </text:list>
        </text:list-item>
        <text:list-item>
          <text:p text:style-name="P13"><text:span text:style-name="Strong_20_Emphasis">Team &amp; Workflows</text:span></text:p>
          <text:list>
            <text:list-item>
              <text:p text:style-name="P14"><text:span text:style-name="Strong_20_Emphasis">Agiles Projektmanagement</text:span> (Scrum/Kanban) mit klarem Sprint-Plan, um Stück für Stück Features zu liefern. </text:p>
            </text:list-item>
            <text:list-item>
              <text:p text:style-name="P14"><text:span text:style-name="Strong_20_Emphasis">Fokus auf UX/UI</text:span>: Regelmäßige Tests und Feedbackschleifen, um die Bedienung kontinuierlich zu verbessern. </text:p>
            </text:list-item>
            <text:list-item>
              <text:p text:style-name="P14"><text:span text:style-name="Strong_20_Emphasis">Klare Rollenverteilung</text:span>: </text:p>
              <text:list>
                <text:list-item>
                  <text:p text:style-name="P14"><text:span text:style-name="Strong_20_Emphasis">Head of Development</text:span> (organisiert technische Architektur), </text:p>
                </text:list-item>
                <text:list-item>
                  <text:p text:style-name="P14"><text:span text:style-name="Strong_20_Emphasis">Head of UX/UI</text:span> (verantwortlich für Nutzererlebnis), </text:p>
                </text:list-item>
                <text:list-item>
                  <text:p text:style-name="P14"><text:span text:style-name="Strong_20_Emphasis">KI-Team</text:span> (Forscher &amp; Data Scientists), </text:p>
                </text:list-item>
                <text:list-item>
                  <text:p text:style-name="P14"><text:span text:style-name="Strong_20_Emphasis">Produktmanagement</text:span> (Strategie, Priorisierung). </text:p>
                </text:list-item>
              </text:list>
            </text:list-item>
          </text:list>
        </text:list-item>
        <text:list-item>
          <text:p text:style-name="P13"><text:span text:style-name="Strong_20_Emphasis">Marketing &amp; Ausbau</text:span></text:p>
          <text:list>
            <text:list-item>
              <text:p text:style-name="P14"><text:span text:style-name="Strong_20_Emphasis">Community Events</text:span>: Virtuelle oder echte Weltencafé-Treffen, Hackathons für KI-Modelle. </text:p>
            </text:list-item>
            <text:list-item>
              <text:p text:style-name="P14"><text:span text:style-name="Strong_20_Emphasis">Partnerkooperationen</text:span>: Kooperationen mit anderen Plattformen oder Tool-Anbietern, um die SynergyAI breiter zu integrieren. </text:p>
            </text:list-item>
            <text:list-item>
              <text:p text:style-name="P13"><text:span text:style-name="Strong_20_Emphasis">Social Media &amp; Networking</text:span>: Präsentation der Projekt-Erfolge (z. B. Best Practices in Start-ups, die DreamMall nutzen). </text:p>
            </text:list-item>
          </text:list>
        </text:list-item>
      </text:list>
      <text:p text:style-name="Horizontal_20_Line"><text:soft-page-break/></text:p>
      <text:h text:style-name="Heading_20_2" text:outline-level="2">5. Ausblick</text:h>
      <text:list xml:id="list2059911696" text:style-name="L8">
        <text:list-item>
          <text:p text:style-name="P15"><text:span text:style-name="Strong_20_Emphasis">Kurzfristig (0–6 Monate)</text:span></text:p>
          <text:list>
            <text:list-item>
              <text:p text:style-name="P16">Fertigstellung des <text:span text:style-name="Strong_20_Emphasis">MVP</text:span> für den Projekt Navigator und die Grundfunktionen der SynergyAI. </text:p>
            </text:list-item>
            <text:list-item>
              <text:p text:style-name="P16">Erste Tests der Meeting-Konvertierung bei internen Meetings. </text:p>
            </text:list-item>
            <text:list-item>
              <text:p text:style-name="P16">Aufbau einer <text:span text:style-name="Strong_20_Emphasis">Test-Community</text:span>, um Feedback zu sammeln und das System zu iterieren. </text:p>
            </text:list-item>
          </text:list>
        </text:list-item>
        <text:list-item>
          <text:p text:style-name="P15"><text:span text:style-name="Strong_20_Emphasis">Mittelfristig (6–12 Monate)</text:span></text:p>
          <text:list>
            <text:list-item>
              <text:p text:style-name="P16">Public Beta: <text:span text:style-name="Strong_20_Emphasis">SynergyAI Navigator</text:span> in einer breiteren Nutzerbasis testen. </text:p>
            </text:list-item>
            <text:list-item>
              <text:p text:style-name="P16">Monetarisierung starten (Freemium + SaaS-Angebote). </text:p>
            </text:list-item>
            <text:list-item>
              <text:p text:style-name="P16">Stabilisierung &amp; Skalierung: Performance-Optimierungen, bessere Datenbanksysteme, Marketing-Kampagnen. </text:p>
            </text:list-item>
          </text:list>
        </text:list-item>
        <text:list-item>
          <text:p text:style-name="P15"><text:span text:style-name="Strong_20_Emphasis">Langfristig (1–3 Jahre)</text:span></text:p>
          <text:list>
            <text:list-item>
              <text:p text:style-name="P16">Ausbau zu einer <text:span text:style-name="Strong_20_Emphasis">führenden Plattform</text:span> für digitale Kooperation und Vernetzung, inkl. physischer Weltencafé-Events. </text:p>
            </text:list-item>
            <text:list-item>
              <text:p text:style-name="P16">Intensive <text:span text:style-name="Strong_20_Emphasis">KI-Integration</text:span>: Automatisierte Projektvorschläge, Fundraising-Optionen, Matching von Investoren. </text:p>
            </text:list-item>
            <text:list-item>
              <text:p text:style-name="P15">Internationale Expansion mit lokalem Support in verschiedenen Ländern und Sprachen. </text:p>
            </text:list-item>
          </text:list>
        </text:list-item>
      </text:list>
      <text:p text:style-name="Horizontal_20_Line"/>
      <text:h text:style-name="Heading_20_2" text:outline-level="2">6. Fazit</text:h>
      <text:p text:style-name="Text_20_body">Durch die <text:span text:style-name="Strong_20_Emphasis">Verschmelzung der vier Kernprodukte</text:span> entsteht ein <text:span text:style-name="Strong_20_Emphasis">ökosystemorientierter Ansatz</text:span>, der DreamMall zu einer einzigartigen Plattform macht. Unternehmer, Kreative und alle, die in kollaborativen Strukturen arbeiten wollen, finden hier <text:span text:style-name="Strong_20_Emphasis">einen digitalen Ort</text:span>, der von der Projektidee bis zum Abschluss alles vereint:</text:p>
      <text:list xml:id="list1735165452" text:style-name="L9">
        <text:list-item>
          <text:p text:style-name="P18"><text:span text:style-name="Strong_20_Emphasis">Planung &amp; Orga</text:span> (Projekt Navigator), </text:p>
        </text:list-item>
        <text:list-item>
          <text:p text:style-name="P18"><text:span text:style-name="Strong_20_Emphasis">Schlaue Vernetzung</text:span> (SynergyAI Navigator), </text:p>
        </text:list-item>
        <text:list-item>
          <text:p text:style-name="P18"><text:span text:style-name="Strong_20_Emphasis">Effiziente Meeting-Protokolle</text:span> (KI-Konvertierung) </text:p>
        </text:list-item>
        <text:list-item>
          <text:p text:style-name="P17"><text:span text:style-name="Strong_20_Emphasis">KI-Services für Externe</text:span> (SynergyAI-Training &amp; -Schnittstelle). </text:p>
        </text:list-item>
      </text:list>
      <text:p text:style-name="Text_20_body">Gemeinsam realisieren wir so die Vision einer <text:span text:style-name="Strong_20_Emphasis">bewertungsfreien, inspirierenden, offenen und technologisch zukunftsorientierten DreamMall</text:span>, die Menschen zusammenbringt und Projekte zum Erfolg führ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8:36:43.513932668</meta:creation-date>
    <dc:date>2025-02-25T08:38:23.996955845</dc:date>
    <meta:editing-duration>PT1M41S</meta:editing-duration>
    <meta:editing-cycles>1</meta:editing-cycles>
    <meta:document-statistic meta:table-count="0" meta:image-count="0" meta:object-count="0" meta:page-count="5" meta:paragraph-count="113" meta:word-count="1122" meta:character-count="9347" meta:non-whitespace-character-count="8354"/>
    <meta:generator>LibreOffice/7.3.7.2$Linux_X86_64 LibreOffice_project/30$Build-2</meta:generator>
  </office:meta>
</office:document-meta>
</file>